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paragraph-properties fo:margin-top="0in" fo:margin-bottom="0.1965in"/>
      <style:text-properties style:text-underline-style="none" fo:font-weight="normal" style:font-weight-asian="normal" style:font-weight-complex="normal"/>
    </style:style>
    <style:style style:name="P3" style:family="paragraph" style:parent-style-name="Standard">
      <style:paragraph-properties fo:margin-top="0in" fo:margin-bottom="0.1965in"/>
    </style:style>
    <style:style style:name="P4" style:family="paragraph" style:parent-style-name="Standard">
      <style:paragraph-properties fo:margin-top="0in" fo:margin-bottom="0.1965in"/>
      <style:text-properties fo:font-weight="bold"/>
    </style:style>
    <style:style style:name="P5" style:family="paragraph" style:parent-style-name="Standard">
      <style:paragraph-properties fo:margin-top="0in" fo:margin-bottom="0.1965in"/>
      <style:text-properties fo:font-weight="bold" style:font-weight-asian="normal" style:font-weight-complex="normal"/>
    </style:style>
    <style:style style:name="P6" style:family="paragraph" style:parent-style-name="Standard">
      <style:paragraph-properties fo:margin-top="0in" fo:margin-bottom="0.1965in"/>
      <style:text-properties fo:font-weight="bold" style:font-weight-asian="bold" style:font-weight-complex="bold"/>
    </style:style>
    <style:style style:name="P7" style:family="paragraph" style:parent-style-name="Standard">
      <style:paragraph-properties fo:margin-top="0in" fo:margin-bottom="0.1965in"/>
      <style:text-properties fo:font-weight="normal" style:font-weight-asian="normal" style:font-weight-complex="normal"/>
    </style:style>
    <style:style style:name="P8" style:family="paragraph" style:parent-style-name="Standard">
      <style:paragraph-properties fo:margin-top="0in" fo:margin-bottom="0.1965in"/>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margin-top="0in" fo:margin-bottom="0.1965in"/>
      <style:text-properties style:text-underline-style="none" fo:font-weight="normal" style:font-weight-asian="normal" style:font-weight-complex="normal"/>
    </style:style>
    <style:style style:name="P10" style:family="paragraph" style:parent-style-name="Standard">
      <style:paragraph-properties fo:margin-top="0in" fo:margin-bottom="0.1965in"/>
      <style:text-properties style:text-underline-style="none" fo:font-weight="bold" style:font-weight-asian="normal" style:font-weight-complex="normal"/>
    </style:style>
    <style:style style:name="P11" style:family="paragraph" style:parent-style-name="Text_20_body">
      <style:paragraph-properties fo:margin-top="0in" fo:margin-bottom="0.1965in"/>
      <style:text-properties style:text-underline-style="none" fo:font-weight="normal" style:font-weight-asian="normal" style:font-weight-complex="normal"/>
    </style:style>
    <style:style style:name="P12" style:family="paragraph" style:parent-style-name="Text_20_body">
      <style:text-properties fo:font-weight="bold"/>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style:text-underline-style="solid" style:text-underline-width="auto" style:text-underline-color="font-color"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Text_20_body">
      <style:text-properties style:text-underline-style="none" fo:font-weight="bold"/>
    </style:style>
    <style:style style:name="P17" style:family="paragraph" style:parent-style-name="Text_20_body">
      <style:text-properties style:text-underline-style="none" fo:font-weight="bold" style:font-weight-asian="bold" style:font-weight-complex="bold"/>
    </style:style>
    <style:style style:name="P18" style:family="paragraph" style:parent-style-name="Text_20_body">
      <style:text-properties style:text-underline-style="none" fo:font-weight="normal" style:font-weight-asian="normal" style:font-weight-complex="normal"/>
    </style:style>
    <style:style style:name="P19" style:family="paragraph" style:parent-style-name="Standard">
      <style:text-properties style:text-underline-style="solid" style:text-underline-width="auto" style:text-underline-color="font-color"/>
    </style:style>
    <style:style style:name="P20" style:family="paragraph" style:parent-style-name="Standard">
      <style:text-properties style:text-underline-style="none" fo:font-weight="bold" style:font-weight-asian="normal" style:font-weight-complex="normal"/>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text-properties style:text-underline-style="solid" style:text-underline-width="auto" style:text-underline-color="font-color" fo:font-weight="normal" style:font-weight-asian="normal" style:font-weight-complex="normal"/>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1">
      <style:paragraph-properties fo:margin-top="0in" fo:margin-bottom="0.1965in"/>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ind the number of times each character occurs in the string.</text:p>
      <text:p text:style-name="P7">Take an int array of size 26 for count.. In the end print the array if value of element is &gt; 0.</text:p>
      <text:p text:style-name="P5">Program to print all permutations of a given string.</text:p>
      <text:p text:style-name="P7">Look for Karumanchi solution for this type of questions and refer that code also and understand the pattern for code and generalize it. It's there in the book.</text:p>
      <text:p text:style-name="P5">Reverse a string - word by word</text:p>
      <text:p text:style-name="Text_20_body">For example a string like "This is good day" would be written as</text:p>
      <text:p text:style-name="Text_20_body">"day good is This"</text:p>
      <text:p text:style-name="P7">-- Reverse the whole string</text:p>
      <text:p text:style-name="P3"><text:span text:style-name="T3"><text:tab/>e.g. In our case .. string will be </text:span><text:span text:style-name="Strong_20_Emphasis">yad doog si sihT. </text:span><text:span text:style-name="Strong_20_Emphasis"><text:span text:style-name="T3">Now you must get idea about next step.</text:span></text:span></text:p>
      <text:p text:style-name="P7">-- Reverse the string word by word from forward direction. It will be your answer.</text:p>
      <text:p text:style-name="P7"><text:tab/><text:span text:style-name="T2">day good is This</text:span></text:p>
      <text:p text:style-name="P6"/>
      <text:p text:style-name="P6">Find if a string is Palindrome ignoring special characters.</text:p>
      <text:p text:style-name="P7">Make clear about some questions from the interviewer before moving forward.</text:p>
      <text:list xml:id="list2163061837" text:style-name="L1">
        <text:list-item>
          <text:p text:style-name="P24">Should characters in caps and without caps be treated the same or different. </text:p>
        </text:list-item>
        <text:list-item>
          <text:p text:style-name="P21">If there is a special character at some index i, then should there be the same or some other special character at it's palindromic index or we simply ignore this one. </text:p>
        </text:list-item>
        <text:list-item>
          <text:p text:style-name="P26">Should we include numbers when we are checking a string for palindrome or not? </text:p>
        </text:list-item>
      </text:list>
      <text:p text:style-name="P7"><text:s/>So caps and without caps doesnt matter. Consider numbers in the palindrome also and ignore other special characters. </text:p>
      <text:p text:style-name="P7">Use the same logic for the palindrome as you normally use.</text:p>
      <text:p text:style-name="P7"/>
      <text:p text:style-name="P5">Find 1st non-repeated character in a string.</text:p>
      <text:p text:style-name="P7">You know the solution that by taking int array of size 26 and maintain the count in first scan.</text:p>
      <text:p text:style-name="P7">In second scan, check the count is 1 or not and print the character accordingly.</text:p>
      <text:p text:style-name="P8">Efficient:</text:p>
      <text:p text:style-name="P9">We can do it by taking 2 boolean array of size 26 instead of 1 int array.</text:p>
      <text:p text:style-name="P9">-- One indicates unique and the other indicates non- unique. </text:p>
      <text:p text:style-name="P9"><text:soft-page-break/>-- Initially reset both the arrays. Now</text:p>
      <text:p text:style-name="P11">Case 1: If the non-unique is not set for that character then set the unique</text:p>
      <text:p text:style-name="Text_20_body">Case 2: If the unique is set then reset the unique and set the non-unique</text:p>
      <text:p text:style-name="Text_20_body">Case 3: If the non-unique is set and unique is not set leave it as it is.</text:p>
      <text:p text:style-name="Text_20_body">In the second pass check the unique Boolean array and the first character that gives a set value would be the 1st non- repeating one.</text:p>
      <text:p text:style-name="Text_20_body"/>
      <text:p text:style-name="P12">How to reverse a string without using a third variable?</text:p>
      <text:p text:style-name="P9">Use the same logic as swap two integers without using third variable but in this case use XOR. </text:p>
      <text:p text:style-name="P9">Generally + can be mapped to XOR..</text:p>
      <text:p text:style-name="P2"><text:span text:style-name="Source_20_Text">i.e. a=a^b,b=a^b,a=a^b; <text:tab/>for swapping</text:span></text:p>
      <text:p text:style-name="P2"><text:span text:style-name="Source_20_Text"/></text:p>
      <text:p text:style-name="P2"><text:span text:style-name="Source_20_Text"><text:span text:style-name="T1">How to reverse a string when length is known or unknown?</text:span></text:span></text:p>
      <text:p text:style-name="P9">You know the algorithm for reversing the string in known length case.</text:p>
      <text:p text:style-name="P9">For the second case, use pointers intead of length. </text:p>
      <text:p text:style-name="P2"><text:span text:style-name="Source_20_Text"><text:s text:c="2"/>char* end, pointer=a; </text:span></text:p>
      <text:p text:style-name="Preformatted_20_Text"><text:span text:style-name="Source_20_Text">char* start=a;</text:span></text:p>
      <text:p text:style-name="Preformatted_20_Text"><text:span text:style-name="Source_20_Text">while(*pointer!='\0')</text:span></text:p>
      <text:p text:style-name="Preformatted_20_Text"><text:span text:style-name="Source_20_Text">{</text:span></text:p>
      <text:p text:style-name="Preformatted_20_Text"><text:span text:style-name="Source_20_Text"><text:s text:c="4"/>end=pointer;</text:span></text:p>
      <text:p text:style-name="Preformatted_20_Text"><text:span text:style-name="Source_20_Text"><text:s text:c="4"/>pointer++;</text:span></text:p>
      <text:p text:style-name="Preformatted_20_Text"><text:span text:style-name="Source_20_Text">}</text:span></text:p>
      <text:p text:style-name="Preformatted_20_Text"><text:span text:style-name="Source_20_Text">while(start!=end &amp;&amp; end!=(start-1)) // first condition for odd length and second <text:tab/><text:tab/><text:tab/><text:tab/><text:tab/><text:tab/><text:tab/>for even length case</text:span></text:p>
      <text:p text:style-name="Preformatted_20_Text"><text:span text:style-name="Source_20_Text">{</text:span></text:p>
      <text:p text:style-name="Preformatted_20_Text"><text:span text:style-name="Source_20_Text"><text:s text:c="4"/>swap(*start,*end);</text:span></text:p>
      <text:p text:style-name="Preformatted_20_Text"><text:span text:style-name="Source_20_Text"><text:s text:c="4"/>start++;</text:span></text:p>
      <text:p text:style-name="P1"><text:span text:style-name="Source_20_Text"><text:s text:c="4"/>end--;</text:span></text:p>
      <text:p text:style-name="P1"><text:span text:style-name="Source_20_Text">}</text:span></text:p>
      <text:p text:style-name="P1"><text:span text:style-name="Source_20_Text"/></text:p>
      <text:p text:style-name="P10">Interleaving of strings</text:p>
      <text:p text:style-name="Text_20_body">Three strings say A,B,C are given to you. Check weather 3rd string is interleaved from string A and B. Ex: A="abcd" B="xyz" C="axybczd". answer is yes.</text:p>
      <text:p text:style-name="P9">In this question two string <text:span text:style-name="Strong_20_Emphasis">A</text:span> and <text:span text:style-name="Strong_20_Emphasis">B</text:span> will be interleaved in the third string <text:span text:style-name="Strong_20_Emphasis">C</text:span> , if all the character of <text:span text:style-name="Strong_20_Emphasis">A</text:span> and <text:span text:style-name="Strong_20_Emphasis">B</text:span> are used in making string <text:span text:style-name="Strong_20_Emphasis">C</text:span> but order of both strings <text:span text:style-name="Strong_20_Emphasis">A</text:span> and <text:span text:style-name="Strong_20_Emphasis">B</text:span> is preserved in forming the <text:span text:style-name="Strong_20_Emphasis">C</text:span>.</text:p>
      <text:p text:style-name="P9">Using the simple logic of merging wont work here because if it is same character in both the string then we dont know which string to consider so this is problem of DP.</text:p>
      <text:p text:style-name="P2"><text:soft-page-break/><text:span text:style-name="Source_20_Text">int canInterleave(char *s1, char *s2, char *s3) </text:span></text:p>
      <text:p text:style-name="P2"><text:span text:style-name="Source_20_Text">{</text:span></text:p>
      <text:p text:style-name="Preformatted_20_Text"><text:span text:style-name="Source_20_Text"><text:s text:c="4"/>if (s1[0] == '\0') return strcmp(s2,s3) == 0;</text:span></text:p>
      <text:p text:style-name="Preformatted_20_Text"><text:span text:style-name="Source_20_Text"><text:s text:c="4"/>if (s2[0] == '\0') return strcmp(s1,s3) == 0;</text:span></text:p>
      <text:p text:style-name="Preformatted_20_Text"><text:span text:style-name="Source_20_Text"><text:s text:c="4"/>if (s3[0] == '\0') return 0;</text:span></text:p>
      <text:p text:style-name="Preformatted_20_Text"><text:span text:style-name="Source_20_Text"><text:s text:c="4"/>if (s1[0] == s2[0]) </text:span></text:p>
      <text:p text:style-name="Preformatted_20_Text"><text:span text:style-name="Source_20_Text"><text:tab/>{</text:span></text:p>
      <text:p text:style-name="Preformatted_20_Text"><text:span text:style-name="Source_20_Text"><text:s text:c="8"/>if (s1[0] == s3[0]) </text:span></text:p>
      <text:p text:style-name="Preformatted_20_Text"><text:span text:style-name="Source_20_Text"><text:tab/><text:tab/>return canInterleave(s1+1,s2,s3+1) || <text:tab/><text:tab/><text:tab/><text:tab/><text:tab/><text:tab/><text:tab/><text:tab/>canInterleave(s1,s2+1,s3+1);</text:span></text:p>
      <text:p text:style-name="Preformatted_20_Text"><text:span text:style-name="Source_20_Text"><text:s text:c="8"/>return 0;</text:span></text:p>
      <text:p text:style-name="Preformatted_20_Text"><text:span text:style-name="Source_20_Text"><text:s text:c="4"/>}</text:span></text:p>
      <text:p text:style-name="Preformatted_20_Text"><text:span text:style-name="Source_20_Text"><text:s text:c="4"/>if (s1[0] == s3[0]) return canInterleave(s1+1,s2,s3+1);</text:span></text:p>
      <text:p text:style-name="Preformatted_20_Text"><text:span text:style-name="Source_20_Text"><text:s text:c="4"/>if (s2[0] == s3[0]) return canInterleave(s1,s2+1,s3+1);</text:span></text:p>
      <text:p text:style-name="Preformatted_20_Text"><text:span text:style-name="Source_20_Text"><text:s text:c="4"/>return 0;</text:span></text:p>
      <text:p text:style-name="P1"><text:span text:style-name="Source_20_Text">}</text:span></text:p>
      <text:p text:style-name="P2"><text:span text:style-name="Source_20_Text">Here we have to handle all the corner cases so take care about it.</text:span></text:p>
      <text:p text:style-name="P2"><text:span text:style-name="Source_20_Text"/></text:p>
      <text:p text:style-name="P2"><text:span text:style-name="Source_20_Text"><text:span text:style-name="T1">Remove duplicate elements in a string</text:span></text:span></text:p>
      <text:p text:style-name="Standard">If it is asked for inplace then we have no option than naive approach of O(n^2) where we take one character at a time which will be outer for loop and keep first occurence as it is then replace that character from the next occurence onwards with any special character like $.</text:p>
      <text:p text:style-name="Standard"/>
      <text:p text:style-name="Standard">Another possible solution would be to do merge sort on the string characters and whenever a duplicate entry is found then storing only one instance of it. This approach would have a complexity of O(nlgn) but the order of the string would be destroyed because we are sorting the string.</text:p>
      <text:p text:style-name="Standard"/>
      <text:p text:style-name="Standard">If extra space is allowed then in single pass we can remove duplicates by making use of boolean array of 26 elements. You know what to do now. :) ... O(n)</text:p>
      <text:p text:style-name="Standard"/>
      <text:p text:style-name="P4">Replace given pattern with 'X'</text:p>
      <text:p text:style-name="Text_20_body">Replace all occurrence of the given pattern to 'X'.For example, given that the pattern = 'abc', replace 'abcdeffdfegabcabc' with 'XdeffdfegX'. Note that multiple occurrences of abc's that are contiguous will be replaced with only one 'X'.</text:p>
      <text:p text:style-name="P19">Ans:</text:p>
      <text:p text:style-name="Text_20_body">The technique is to maintain two pointers one (ptr1) remains at the current position of the final string, and the other pointer moves (ptr2) forward on the original string to match substring with the given pattern.</text:p>
      <text:p text:style-name="Text_20_body">If the substring is matched then the <text:span text:style-name="Emphasis"><text:span text:style-name="T4">ptr1 is set to 'X' and incremented by 1 and the ptr2 is incremented by 3, but if the substring does not match then </text:span></text:span><text:span text:style-name="T4">ptr1</text:span> is set to *ptr2 and both are incremented by one.</text:p>
      <text:p text:style-name="Text_20_body">Side by side a flag is maintained which set to 1 when the substring matches and reset to 0 when it does not match. On a substring match if the flag is set, ptr2 is incremented by 3 and *ptr1 is not set 'X' and not incremented because now we have continuous occurrence of the pattern and they have to be replaced by only X</text:p>
      <text:p text:style-name="Text_20_body">-- We can remove the flag variable also by just checking the previous character pointed by ptr1. If it <text:soft-page-break/>is X, then keep moving otherwise print X. </text:p>
      <text:p text:style-name="Text_20_body">Code this problem if it is possible.</text:p>
      <text:p text:style-name="Text_20_body"/>
      <text:p text:style-name="P4">Merge two unsorted arrays and remove duplicates</text:p>
      <text:p text:style-name="Text_20_body">Merge two unsorted array and remove the duplicate from the resultant array. example</text:p>
      <text:p text:style-name="Text_20_body">Array1 = {"are","you","there"}</text:p>
      <text:p text:style-name="Text_20_body">Array2={"how","are","you"}</text:p>
      <text:p text:style-name="Text_20_body">output={"how","are","you","there"}</text:p>
      <text:p text:style-name="P13">Ans:</text:p>
      <text:p text:style-name="P15">Since in this case the arrays contain strings we can use a hash table and if there is no constraint of extra space</text:p>
      <text:p text:style-name="Text_20_body"><text:span text:style-name="Strong_20_Emphasis">Algorithm:</text:span></text:p>
      <text:list xml:id="list510521974" text:style-name="L2">
        <text:list-item>
          <text:p text:style-name="P25">Hash all the elements of the 1st array to a hash table. </text:p>
        </text:list-item>
        <text:list-item>
          <text:p text:style-name="P25">Now hash all the elements of the 2nd array, if in case the key is already hashed then discard that string. </text:p>
        </text:list-item>
        <text:list-item>
          <text:p text:style-name="P22">Display all the elements of the hashtable. </text:p>
        </text:list-item>
      </text:list>
      <text:p text:style-name="P15"/>
      <text:p text:style-name="P16">Write a program to compact spaces in a string</text:p>
      <text:p text:style-name="P18">Write a program to compact spaces in a string i.e. Given a string you have to remove multiple occurrences of blank spaces by a single space and do that in a single pass of the arrays.</text:p>
      <text:p text:style-name="P14">Ans:</text:p>
      <text:p text:style-name="P18">Remember your last round of Microsoft interview. You will never forget that. In this problem, the only difference is that character is space.</text:p>
      <text:p text:style-name="P18">Use of two indexes to solve this problem</text:p>
      <text:p text:style-name="P18">One is for maintaining the index i of original string and other one j is for resultant string. </text:p>
      <text:p text:style-name="P15">Increment i always but increment j only if the character is not space. At last end the string with NULL.</text:p>
      <text:p text:style-name="P16"/>
      <text:p text:style-name="P16">What are the parameters required to implement a strcpy function?</text:p>
      <text:p text:style-name="P14">Ans:</text:p>
      <text:p text:style-name="P18">Destination - Pointer to the destination array where the content is to be copied.</text:p>
      <text:p text:style-name="Text_20_body">Source - C string to be copied.</text:p>
      <text:p text:style-name="P16"/>
      <text:p text:style-name="P16">How to find all anagrams of a word?</text:p>
      <text:p text:style-name="P18">Given a word and a file containing words in the dictionary find anagrams of that word.</text:p>
      <text:p text:style-name="P14">Ans:</text:p>
      <text:p text:style-name="P18">Let k – average word length (Consider given word also has k length) and n – number of words in dictionary. Given word is S.</text:p>
      <text:p text:style-name="P18">Now checking S in each word of the dictionary whether the selected word of the dictionary is <text:soft-page-break/>anagram or not will take O(k) time if the extra space is allowed (Maintain the int array of size 26 to maintain the count of the character.) Check the length also.</text:p>
      <text:p text:style-name="P18">This occurs for n words so complexity will be O(nk) with extra space of int array.</text:p>
      <text:p text:style-name="P18"/>
      <text:p text:style-name="P18"/>
      <text:p text:style-name="P18">If space is not allowed then we can think of mapping each character with unique number and then check the addition and multiplication is same or not.</text:p>
      <text:p text:style-name="P18">e.g. a-1, b-2,c-3... z-26.. <text:s/></text:p>
      <text:p text:style-name="P18"><text:s/>HERE THE LENGTH OF BOTH THE STRING MUST BE SAME. ONLY CHECKING OF SUM AND MULTIPLICATION IS NOT ENOUGH FOR SURE ANSWER.</text:p>
      <text:p text:style-name="P18">e.g.</text:p>
      <text:p text:style-name="P18">'bd' which will have sum 2+4=6 ans product 2*4=8 <text:line-break/>'bbb' which will have sum 2+2+2=6 and product 2*2*2=8 </text:p>
      <text:p text:style-name="P18"/>
      <text:p text:style-name="P17">Write a code for substring matching</text:p>
      <text:p text:style-name="P18"><text:a xlink:type="simple" xlink:href="http://prepare.hackerearth.com/question/232/write-a-solid-secure-code-for-strstr/">http://prepare.hackerearth.com/question/232/write-a-solid-secure-code-for-strstr/</text:a></text:p>
      <text:p text:style-name="P18">discusses all the methods for substring matching KMP, Boyer-Moore, Robin-Karp method and naive also.</text:p>
      <text:p text:style-name="P18"/>
      <text:p text:style-name="P20">How to compress string in the given format?</text:p>
      <text:p text:style-name="Text_20_body">Write a routine that takes as input a string such as "aabbccdef" and outputs "a2b2c2def" or "a4bd2g4" for "aaaabddgggg". Write a ship quality code.</text:p>
      <text:p text:style-name="P14">Ans:</text:p>
      <text:p text:style-name="P18">You will need to make two pointers for this, one stays at an index and one moves ahead till we keep finding duplicates for that character. Once the count has been obtained the next index of the 1st pointer is replaced by the count, if the count is in two digits as many characters are replaced. Then both the pointers are incremented. (Take care about the cases when there are more than 9 continuous occurences of a character..) .. This can be done in single pass.</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meta:initial-creator>
    <meta:creation-date>2012-11-19T17:41:50</meta:creation-date>
    <dc:date>2013-07-17T02:12:25</dc:date>
    <dc:creator>tejas </dc:creator>
    <meta:editing-duration>PT21H3M1S</meta:editing-duration>
    <meta:editing-cycles>70</meta:editing-cycles>
    <meta:generator>LibreOffice/3.5$Linux_x86 LibreOffice_project/350m1$Build-202</meta:generator>
    <meta:document-statistic meta:table-count="0" meta:image-count="0" meta:object-count="0" meta:page-count="5" meta:paragraph-count="121" meta:word-count="1607" meta:character-count="8766" meta:non-whitespace-character-count="7383"/>
  </office:meta>
</office:document-meta>
</file>